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Parser.hookOnError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ambleState.Preambl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Parser.onSink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ambleState.onNext( DataBuffer bu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eadersToken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dState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ambleState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Parser.cur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State.onNext( DataBuffer bu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eamble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Parser.hookOnNext( DataBuff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State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Parser.emit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Parser.emitHeaders(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State.isLastBoundary( DataBuffer bu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dy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Token.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Token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Parser.changeState( State oldState , State newState , @ Nullable DataBuffer remain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ultipartParser.requestBuff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osed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Token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Token.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dState.Dispose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State.Bod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Parse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Stat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Parser.parse( Flux &lt; DataBuffer &gt; buffers , byte [ ] boundary , int maxHeadersSize , Charset headers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osedState.onNext( DataBuffer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Parser.hook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Pars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sToken.HeadersToken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Parser.emitBody( DataBuffer buffer , boolean 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State.parseHead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partParser.emi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State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dyToken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Token.BodyToken( DataBuffer buffer , boolean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Stat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State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sState.belowMaxHeaderSize( long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dyState.onNext( DataBuffer buff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ultipartParser.MultipartParser( FluxSink &lt; Token &gt; sink , byte [ ] boundary , int maxHeadersSize , Charset headers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State.enqueue( DataBuffer bu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